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8F0000008F4DE493EECBFF5795.png" manifest:media-type="image/png"/>
  <manifest:file-entry manifest:full-path="Pictures/100012B000000B7900000A700E551C3A3FA2EC57.svg" manifest:media-type="image/svg+xml"/>
  <manifest:file-entry manifest:full-path="Pictures/10000201000001B10000019DA8C2EA06E159E805.png" manifest:media-type="image/png"/>
  <manifest:file-entry manifest:full-path="Pictures/10000201000001380000019C55EB68C26ECD6AAB.png" manifest:media-type="image/png"/>
  <manifest:file-entry manifest:full-path="Pictures/10000201000000A600000098915220FA4BCE2A31.png" manifest:media-type="image/png"/>
  <manifest:file-entry manifest:full-path="Pictures/10000201000000A1000000A1E471EC781DCBC3D6.png" manifest:media-type="image/png"/>
  <manifest:file-entry manifest:full-path="Pictures/10000C8E000009D2000009D24DCF63466E4C2FCC.svg" manifest:media-type="image/svg+xml"/>
  <manifest:file-entry manifest:full-path="Pictures/10002A2B00000B0F00000B0FEFE34C54B6B7D0A0.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4cm" fo:min-width="1.329cm" fo:wrap-option="no-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8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0.529cm" fo:min-width="1.329cm" fo:wrap-option="no-wrap"/>
    </style:style>
    <style:style style:name="gr7" style:family="graphic" style:parent-style-name="standard">
      <style:graphic-properties draw:stroke="none" draw:fill="none" fo:min-height="0.396cm"/>
    </style:style>
    <style:style style:name="gr8" style:family="graphic" style:parent-style-name="standard">
      <style:graphic-properties draw:textarea-horizontal-align="justify" draw:textarea-vertical-align="middle" draw:auto-grow-height="false" fo:min-height="0.529cm" fo:min-width="1.329cm" fo:wrap-option="no-wrap"/>
    </style:style>
    <style:style style:name="gr9" style:family="graphic" style:parent-style-name="standard">
      <style:graphic-properties draw:stroke="none" draw:fill="none" fo:min-height="0.904cm"/>
    </style:style>
    <style:style style:name="gr10" style:family="graphic" style:parent-style-name="standard">
      <style:graphic-properties draw:stroke="none" draw:fill="none" fo:min-height="1.183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10pt" fo:font-weight="bold" style:font-size-asian="10pt" style:font-weight-asian="bold" style:font-size-complex="10pt" style:font-weight-complex="bold"/>
    </style:style>
    <style:style style:name="P4" style:family="paragraph">
      <loext:graphic-properties draw:fill="none"/>
      <style:paragraph-properties fo:text-align="center"/>
      <style:text-properties fo:font-size="10pt" fo:font-weight="bold" style:font-size-asian="10pt" style:font-weight-asian="bold" style:font-size-complex="10pt" style:font-weight-complex="bold"/>
    </style:style>
    <style:style style:name="P5" style:family="paragraph">
      <loext:graphic-properties draw:fill="none"/>
      <style:paragraph-properties fo:text-align="center"/>
      <style:text-properties fo:font-size="8pt" fo:font-weight="bold" style:font-size-asian="8pt" style:font-weight-asian="bold" style:font-size-complex="8pt" style:font-weight-complex="bold"/>
    </style:style>
    <style:style style:name="P6" style:family="paragraph">
      <loext:graphic-properties draw:fill="none"/>
      <style:text-properties fo:font-size="10pt" fo:font-weight="bold" style:font-size-asian="10pt" style:font-weight-asian="bold" style:font-size-complex="10pt" style:font-weight-complex="bold"/>
    </style:style>
    <style:style style:name="P7" style:family="paragraph">
      <loext:graphic-properties draw:fill="none"/>
    </style:style>
    <style:style style:name="P8" style:family="paragraph">
      <loext:graphic-properties draw:fill="none" draw:fill-color="#ffffff"/>
      <style:paragraph-properties fo:text-align="center"/>
    </style:style>
    <style:style style:name="P9" style:family="paragraph">
      <loext:graphic-properties draw:fill-color="#ffffff"/>
    </style:style>
    <style:style style:name="T1"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515cm" svg:height="1.445cm" svg:x="13.285cm" svg:y="4.4cm">
          <draw:image xlink:href="Pictures/10000201000001B10000019DA8C2EA06E159E805.png" xlink:type="simple" xlink:show="embed" xlink:actuate="onLoad" loext:mime-type="image/png">
            <text:p/>
          </draw:image>
        </draw:frame>
        <draw:frame draw:style-name="gr1" draw:text-style-name="P1" draw:layer="layout" svg:width="1.2cm" svg:height="1.584cm" svg:x="25.4cm" svg:y="11cm">
          <draw:image xlink:href="Pictures/10000201000001380000019C55EB68C26ECD6AAB.png" xlink:type="simple" xlink:show="embed" xlink:actuate="onLoad" loext:mime-type="image/png">
            <text:p/>
          </draw:image>
        </draw:frame>
        <draw:frame draw:style-name="gr1" draw:text-style-name="P1" draw:layer="layout" svg:width="2cm" svg:height="1.819cm" svg:x="24.2cm" svg:y="1.981cm">
          <draw:image xlink:href="Pictures/100012B000000B7900000A700E551C3A3FA2EC57.svg" xlink:type="simple" xlink:show="embed" xlink:actuate="onLoad" loext:mime-type="image/svg+xml">
            <text:p/>
          </draw:image>
          <draw:image xlink:href="Pictures/10000201000000A600000098915220FA4BCE2A31.png" xlink:type="simple" xlink:show="embed" xlink:actuate="onLoad" loext:mime-type="image/png"/>
        </draw:frame>
        <draw:custom-shape draw:style-name="gr2" draw:text-style-name="P3" draw:layer="layout" svg:width="2.8cm" svg:height="1cm" svg:x="2.4cm" svg:y="13.6cm">
          <text:p text:style-name="P2"><text:span text:style-name="T1">https://Postcode.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4" draw:layer="layout" svg:width="1.277cm" svg:height="1.2cm" svg:x="6.4cm" svg:y="13.15cm">
          <draw:image xlink:href="Pictures/10000C8E000009D2000009D24DCF63466E4C2FCC.svg" xlink:type="simple" xlink:show="embed" xlink:actuate="onLoad" loext:mime-type="image/svg+xml">
            <text:p/>
          </draw:image>
          <draw:image xlink:href="Pictures/100002010000008F0000008F4DE493EECBFF5795.png" xlink:type="simple" xlink:show="embed" xlink:actuate="onLoad" loext:mime-type="image/png"/>
        </draw:frame>
        <draw:frame draw:style-name="gr1" draw:text-style-name="P4" draw:layer="layout" svg:width="1.333cm" svg:height="1.2cm" svg:x="3.2cm" svg:y="4.4cm">
          <draw:image xlink:href="Pictures/10002A2B00000B0F00000B0FEFE34C54B6B7D0A0.svg" xlink:type="simple" xlink:show="embed" xlink:actuate="onLoad" loext:mime-type="image/svg+xml">
            <text:p/>
          </draw:image>
          <draw:image xlink:href="Pictures/10000201000000A1000000A1E471EC781DCBC3D6.png" xlink:type="simple" xlink:show="embed" xlink:actuate="onLoad" loext:mime-type="image/png"/>
        </draw:frame>
        <draw:frame draw:style-name="gr1" draw:text-style-name="P5" draw:layer="layout" svg:width="1.333cm" svg:height="1.2cm" svg:x="5.334cm" svg:y="10.4cm">
          <draw:image xlink:href="Pictures/10002A2B00000B0F00000B0FEFE34C54B6B7D0A0.svg" xlink:type="simple" xlink:show="embed" xlink:actuate="onLoad" loext:mime-type="image/svg+xml">
            <text:p/>
          </draw:image>
          <draw:image xlink:href="Pictures/10000201000000A1000000A1E471EC781DCBC3D6.png" xlink:type="simple" xlink:show="embed" xlink:actuate="onLoad" loext:mime-type="image/png"/>
        </draw:frame>
        <draw:frame draw:style-name="gr3" draw:text-style-name="P4" draw:layer="layout" svg:width="1.131cm" svg:height="1.243cm" svg:x="21.835cm" svg:y="11.6cm">
          <draw:image xlink:href="Pictures/10002A2B00000B0F00000B0FEFE34C54B6B7D0A0.svg" xlink:type="simple" xlink:show="embed" xlink:actuate="onLoad" loext:mime-type="image/svg+xml">
            <text:p text:style-name="P2"><text:span text:style-name="T1">SpatialRegression</text:span></text:p>
          </draw:image>
          <draw:image xlink:href="Pictures/10000201000000A1000000A1E471EC781DCBC3D6.png" xlink:type="simple" xlink:show="embed" xlink:actuate="onLoad" loext:mime-type="image/png"/>
        </draw:frame>
        <draw:frame draw:style-name="gr3" draw:text-style-name="P4" draw:layer="layout" svg:width="1.131cm" svg:height="1.4cm" svg:x="15.269cm" svg:y="7.2cm">
          <draw:image xlink:href="Pictures/10002A2B00000B0F00000B0FEFE34C54B6B7D0A0.svg" xlink:type="simple" xlink:show="embed" xlink:actuate="onLoad" loext:mime-type="image/svg+xml">
            <text:p text:style-name="P2"><text:span text:style-name="T1">CombineQOFMonitorSets</text:span></text:p>
          </draw:image>
          <draw:image xlink:href="Pictures/10000201000000A1000000A1E471EC781DCBC3D6.png" xlink:type="simple" xlink:show="embed" xlink:actuate="onLoad" loext:mime-type="image/png"/>
        </draw:frame>
        <draw:frame draw:style-name="gr3" draw:text-style-name="P4" draw:layer="layout" svg:width="1.333cm" svg:height="1.4cm" svg:x="10.6cm" svg:y="7.2cm">
          <draw:image xlink:href="Pictures/10002A2B00000B0F00000B0FEFE34C54B6B7D0A0.svg" xlink:type="simple" xlink:show="embed" xlink:actuate="onLoad" loext:mime-type="image/svg+xml">
            <text:p text:style-name="P2"><text:span text:style-name="T1">CreateMaps</text:span></text:p>
          </draw:image>
          <draw:image xlink:href="Pictures/10000201000000A1000000A1E471EC781DCBC3D6.png" xlink:type="simple" xlink:show="embed" xlink:actuate="onLoad" loext:mime-type="image/png"/>
        </draw:frame>
        <draw:frame draw:style-name="gr3" draw:text-style-name="P4" draw:layer="layout" svg:width="1.333cm" svg:height="1.513cm" svg:x="8cm" svg:y="8.8cm">
          <draw:image xlink:href="Pictures/10002A2B00000B0F00000B0FEFE34C54B6B7D0A0.svg" xlink:type="simple" xlink:show="embed" xlink:actuate="onLoad" loext:mime-type="image/svg+xml">
            <text:p text:style-name="P2"><text:span text:style-name="T1">AggregateQOF</text:span></text:p>
          </draw:image>
          <draw:image xlink:href="Pictures/10000201000000A1000000A1E471EC781DCBC3D6.png" xlink:type="simple" xlink:show="embed" xlink:actuate="onLoad" loext:mime-type="image/png"/>
        </draw:frame>
        <draw:frame draw:style-name="gr3" draw:text-style-name="P4" draw:layer="layout" svg:width="1.333cm" svg:height="1.2cm" svg:x="19.067cm" svg:y="7.3cm">
          <draw:image xlink:href="Pictures/10002A2B00000B0F00000B0FEFE34C54B6B7D0A0.svg" xlink:type="simple" xlink:show="embed" xlink:actuate="onLoad" loext:mime-type="image/svg+xml">
            <text:p text:style-name="P2"><text:span text:style-name="T1">ConcatYears</text:span></text:p>
          </draw:image>
          <draw:image xlink:href="Pictures/10000201000000A1000000A1E471EC781DCBC3D6.png" xlink:type="simple" xlink:show="embed" xlink:actuate="onLoad" loext:mime-type="image/png"/>
        </draw:frame>
        <draw:frame draw:style-name="gr3" draw:text-style-name="P4" draw:layer="layout" svg:width="1.422cm" svg:height="1cm" svg:x="21.689cm" svg:y="9cm">
          <draw:image xlink:href="Pictures/10002A2B00000B0F00000B0FEFE34C54B6B7D0A0.svg" xlink:type="simple" xlink:show="embed" xlink:actuate="onLoad" loext:mime-type="image/svg+xml">
            <text:p text:style-name="P2"><text:span text:style-name="T1">StatisticalRegression</text:span></text:p>
          </draw:image>
          <draw:image xlink:href="Pictures/10000201000000A1000000A1E471EC781DCBC3D6.png" xlink:type="simple" xlink:show="embed" xlink:actuate="onLoad" loext:mime-type="image/png"/>
        </draw:frame>
        <draw:frame draw:style-name="gr4" draw:text-style-name="P6" draw:layer="layout" svg:width="3.1cm" svg:height="1.039cm" svg:x="4.4cm" svg:y="11.561cm">
          <draw:text-box>
            <text:p><text:span text:style-name="T1">QOFProcessor</text:span></text:p>
          </draw:text-box>
        </draw:frame>
        <draw:line draw:style-name="gr5" draw:text-style-name="P1" draw:layer="layout" svg:x1="3.6cm" svg:y1="13.256cm" svg:x2="5.6cm" svg:y2="11.2cm">
          <text:p/>
        </draw:line>
        <draw:line draw:style-name="gr5" draw:text-style-name="P1" draw:layer="layout" svg:x1="7.2cm" svg:y1="12.8cm" svg:x2="6.6cm" svg:y2="11.4cm">
          <text:p/>
        </draw:line>
        <draw:custom-shape draw:style-name="gr6" draw:text-style-name="P2" draw:layer="layout" svg:width="2.8cm" svg:height="1.2cm" svg:x="1.6cm" svg:y="7.6cm">
          <text:p text:style-name="P2"><text:span text:style-name="T1">https://Postcode.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235cm" svg:height="1.4cm" svg:x="9.2cm" svg:y="3.2cm">
          <draw:image xlink:href="Pictures/10000C8E000009D2000009D24DCF63466E4C2FCC.svg" xlink:type="simple" xlink:show="embed" xlink:actuate="onLoad" loext:mime-type="image/svg+xml">
            <text:p/>
          </draw:image>
          <draw:image xlink:href="Pictures/100002010000008F0000008F4DE493EECBFF5795.png" xlink:type="simple" xlink:show="embed" xlink:actuate="onLoad" loext:mime-type="image/png"/>
        </draw:frame>
        <draw:line draw:style-name="gr5" draw:text-style-name="P1" draw:layer="layout" svg:x1="3.342cm" svg:y1="7.6cm" svg:x2="3.8cm" svg:y2="5.744cm">
          <text:p/>
        </draw:line>
        <draw:line draw:style-name="gr5" draw:text-style-name="P1" draw:layer="layout" svg:x1="9.8cm" svg:y1="5cm" svg:x2="11.4cm" svg:y2="7.4cm">
          <text:p/>
        </draw:line>
        <draw:frame draw:style-name="gr7" draw:text-style-name="P7" draw:layer="layout" svg:width="3.673cm" svg:height="0.646cm" svg:x="13.4cm" svg:y="3.8cm">
          <draw:text-box>
            <text:p><text:span text:style-name="T1">maps</text:span></text:p>
          </draw:text-box>
        </draw:frame>
        <draw:custom-shape draw:style-name="gr8" draw:text-style-name="P2" draw:layer="layout" svg:width="2.8cm" svg:height="1.2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3cm" svg:y1="3.4cm" svg:x2="3.6cm" svg:y2="4.6cm">
          <text:p/>
        </draw:line>
        <draw:frame draw:style-name="gr7" draw:text-style-name="P7" draw:layer="layout" svg:width="5.993cm" svg:height="0.646cm" svg:x="0.6cm" svg:y="2.4cm">
          <draw:text-box>
            <text:p><text:span text:style-name="T1">http://api.erg.kcl.ac.uk/AirQuality</text:span></text:p>
          </draw:text-box>
        </draw:frame>
        <draw:frame draw:style-name="gr9" draw:text-style-name="P7" draw:layer="layout" svg:width="3.4cm" svg:height="1.154cm" svg:x="8.6cm" svg:y="2.4cm">
          <draw:text-box>
            <text:p><text:span text:style-name="T1">Map ShapeFile</text:span></text:p>
          </draw:text-box>
        </draw:frame>
        <draw:frame draw:style-name="gr7" draw:text-style-name="P7" draw:layer="layout" svg:width="2.576cm" svg:height="0.646cm" svg:x="1cm" svg:y="4.754cm">
          <draw:text-box>
            <text:p><text:span text:style-name="T1">GetMonitors</text:span></text:p>
          </draw:text-box>
        </draw:frame>
        <draw:frame draw:style-name="gr7" draw:text-style-name="P7" draw:layer="layout" svg:width="1.268cm" svg:height="0.646cm" svg:x="6.4cm" svg:y="14.4cm">
          <draw:text-box>
            <text:p><text:span text:style-name="T1">QOF</text:span></text:p>
          </draw:text-box>
        </draw:frame>
        <draw:line draw:style-name="gr5" draw:text-style-name="P1" draw:layer="layout" svg:x1="6.552cm" svg:y1="10.582cm" svg:x2="8.4cm" svg:y2="10.2cm">
          <text:p/>
        </draw:line>
        <draw:line draw:style-name="gr5" draw:text-style-name="P1" draw:layer="layout" svg:x1="9.333cm" svg:y1="9cm" svg:x2="11.2cm" svg:y2="8.2cm">
          <text:p/>
        </draw:line>
        <draw:line draw:style-name="gr5" draw:text-style-name="P1" draw:layer="layout" svg:x1="4.533cm" svg:y1="5cm" svg:x2="11.4cm" svg:y2="7.6cm">
          <text:p/>
        </draw:line>
        <draw:line draw:style-name="gr5" draw:text-style-name="P1" draw:layer="layout" svg:x1="10.2cm" svg:y1="9.4cm" svg:x2="14.8cm" svg:y2="8.8cm">
          <text:p/>
        </draw:line>
        <draw:line draw:style-name="gr5" draw:text-style-name="P1" draw:layer="layout" svg:x1="4.6cm" svg:y1="4.6cm" svg:x2="15.4cm" svg:y2="7.6cm">
          <text:p/>
        </draw:line>
        <draw:frame draw:style-name="gr3" draw:text-style-name="P4" draw:layer="layout" svg:width="1.422cm" svg:height="1.2cm" svg:x="21.689cm" svg:y="4.4cm">
          <draw:image xlink:href="Pictures/10002A2B00000B0F00000B0FEFE34C54B6B7D0A0.svg" xlink:type="simple" xlink:show="embed" xlink:actuate="onLoad" loext:mime-type="image/svg+xml">
            <text:p text:style-name="P2"><text:span text:style-name="T1">TrendGraphs</text:span></text:p>
          </draw:image>
          <draw:image xlink:href="Pictures/10000201000000A1000000A1E471EC781DCBC3D6.png" xlink:type="simple" xlink:show="embed" xlink:actuate="onLoad" loext:mime-type="image/png"/>
        </draw:frame>
        <draw:line draw:style-name="gr5" draw:text-style-name="P1" draw:layer="layout" svg:x1="11.8cm" svg:y1="7.6cm" svg:x2="13.6cm" svg:y2="5.6cm">
          <text:p/>
        </draw:line>
        <draw:line draw:style-name="gr5" draw:text-style-name="P1" draw:layer="layout" svg:x1="16.733cm" svg:y1="8.4cm" svg:x2="18.8cm" svg:y2="8.4cm">
          <text:p/>
        </draw:line>
        <draw:line draw:style-name="gr5" draw:text-style-name="P1" draw:layer="layout" svg:x1="20.4cm" svg:y1="7.2cm" svg:x2="21.8cm" svg:y2="5.8cm">
          <text:p/>
        </draw:line>
        <draw:line draw:style-name="gr5" draw:text-style-name="P1" draw:layer="layout" svg:x1="23.4cm" svg:y1="4.2cm" svg:x2="24cm" svg:y2="3.6cm">
          <text:p/>
        </draw:line>
        <draw:line draw:style-name="gr5" draw:text-style-name="P1" draw:layer="layout" svg:x1="20.4cm" svg:y1="8.5cm" svg:x2="21.4cm" svg:y2="8.8cm">
          <text:p/>
        </draw:line>
        <draw:line draw:style-name="gr5" draw:text-style-name="P1" draw:layer="layout" svg:x1="20cm" svg:y1="8.8cm" svg:x2="21cm" svg:y2="11.2cm">
          <text:p/>
        </draw:line>
        <draw:frame draw:style-name="gr1" draw:text-style-name="P4" draw:layer="layout" svg:width="1.277cm" svg:height="1.2cm" svg:x="8.323cm" svg:y="13.2cm">
          <draw:image xlink:href="Pictures/10000C8E000009D2000009D24DCF63466E4C2FCC.svg" xlink:type="simple" xlink:show="embed" xlink:actuate="onLoad" loext:mime-type="image/svg+xml">
            <text:p/>
          </draw:image>
          <draw:image xlink:href="Pictures/100002010000008F0000008F4DE493EECBFF5795.png" xlink:type="simple" xlink:show="embed" xlink:actuate="onLoad" loext:mime-type="image/png"/>
        </draw:frame>
        <draw:frame draw:style-name="gr10" draw:text-style-name="P7" draw:layer="layout" svg:width="2.668cm" svg:height="1.433cm" svg:x="8cm" svg:y="14.4cm">
          <draw:text-box>
            <text:p><text:span text:style-name="T1">Locations</text:span></text:p>
          </draw:text-box>
        </draw:frame>
        <draw:frame draw:style-name="gr1" draw:text-style-name="P1" draw:layer="layout" svg:width="1.235cm" svg:height="1.4cm" svg:x="16.6cm" svg:y="12.6cm">
          <draw:image xlink:href="Pictures/10000C8E000009D2000009D24DCF63466E4C2FCC.svg" xlink:type="simple" xlink:show="embed" xlink:actuate="onLoad" loext:mime-type="image/svg+xml">
            <text:p/>
          </draw:image>
          <draw:image xlink:href="Pictures/100002010000008F0000008F4DE493EECBFF5795.png" xlink:type="simple" xlink:show="embed" xlink:actuate="onLoad" loext:mime-type="image/png"/>
        </draw:frame>
        <draw:frame draw:style-name="gr9" draw:text-style-name="P7" draw:layer="layout" svg:width="3.4cm" svg:height="1.154cm" svg:x="15.4cm" svg:y="14cm">
          <draw:text-box>
            <text:p><text:span text:style-name="T1">Map ShapeFile</text:span></text:p>
          </draw:text-box>
        </draw:frame>
        <draw:line draw:style-name="gr5" draw:text-style-name="P1" draw:layer="layout" svg:x1="8.6cm" svg:y1="12.8cm" svg:x2="7.5cm" svg:y2="11.8cm">
          <text:p/>
        </draw:line>
        <draw:line draw:style-name="gr5" draw:text-style-name="P1" draw:layer="layout" svg:x1="18cm" svg:y1="13.4cm" svg:x2="21.4cm" svg:y2="12.8cm">
          <text:p/>
        </draw:line>
        <draw:line draw:style-name="gr5" draw:text-style-name="P1" draw:layer="layout" svg:x1="24.2cm" svg:y1="12.2cm" svg:x2="25.2cm" svg:y2="11.8cm">
          <text:p/>
        </draw:line>
        <draw:line draw:style-name="gr5" draw:text-style-name="P1" draw:layer="layout" svg:x1="23.4cm" svg:y1="10cm" svg:x2="25cm" svg:y2="10.8cm">
          <text:p/>
        </draw:line>
        <draw:frame draw:style-name="gr11" draw:text-style-name="P8" draw:layer="layout" svg:width="16cm" svg:height="0.962cm" svg:x="5.8cm" svg:y="0.8cm">
          <draw:text-box>
            <text:p text:style-name="P2">Processing Pipeline for data analysis</text:p>
          </draw:text-box>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1T18:53:22.123000000</meta:creation-date>
    <dc:date>2018-09-12T20:49:33.385000000</dc:date>
    <meta:editing-duration>PT8H6M47S</meta:editing-duration>
    <meta:editing-cycles>10</meta:editing-cycles>
    <meta:generator>LibreOffice/6.1.0.3$Windows_X86_64 LibreOffice_project/efb621ed25068d70781dc026f7e9c5187a4decd1</meta:generator>
    <meta:document-statistic meta:object-count="71"/>
  </office:meta>
</office:document-meta>
</file>